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2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erson L. Kah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2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GERSON L. KAHN,/</text:p>
      <text:p text:style-name="P2">MANUFACTURER OF/</text:p>
      <text:p text:style-name="P2">Children's Suits, Men's, Boys' and Knee Pants,/</text:p>
      <text:p text:style-name="P2">NO. 520 MARKET STREET./</text:p>
      <text:p text:style-name="P3">Philadelphia, Sept 12th 1892/</text:p>
      <text:p text:style-name="P2">Rev. Dr. S. Morais,/</text:p>
      <text:p text:style-name="P2"><text:tab/>Reverend Sir:/</text:p>
      <text:p text:style-name="P2"><text:tab/><text:tab/>I am in receipt/ of your favor of this date, in/ which you state that you have/ forwarded to Dr. Jastrow my/ check in appreciation of your/ kind services at the funeral/ of my dear, lamented father./ <text:s/>Permit me to thank you for/ your kindness and courtesy,/ and also to express--on behalf/ of the family--our hearty appre-/ciation./</text:p>
      <text:p text:style-name="P2"><text:tab/>Yours respectfully/ Gerson L. Kah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5:00:21.29</meta:creation-date>
    <meta:document-statistic meta:table-count="0" meta:image-count="0" meta:object-count="0" meta:page-count="2" meta:paragraph-count="69" meta:word-count="255" meta:character-count="1810"/>
    <dc:date>2011-12-06T15:03:47.20</dc:date>
    <dc:creator>Penn Libraries</dc:creator>
    <meta:editing-duration>PT00H03M25S</meta:editing-duration>
    <meta:editing-cycles>1</meta:editing-cycles>
    <meta:generator>OpenOffice.org/3.2$Win32 OpenOffice.org_project/320m12$Build-9483</meta:generator>
  </office:meta>
</office:document-meta>
</file>